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style:text-line-through-style="soli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MBx7FF12_20</text:p>
      <text:p text:style-name="P1">American Genizah Project: Partnership for Posterity</text:p>
      <text:p text:style-name="P1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7, FF 12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Typescript<text:tab/></text:p>
      <text:p text:style-name="P2"><text:s/>(manuscript or typescript) <text:tab/><text:tab/><text:tab/><text:tab/></text:p>
      <text:p text:style-name="P2">Language (s)<text:tab/><text:tab/><text:tab/><text:tab/><text:tab/>English<text:tab/><text:tab/><text:tab/><text:tab/><text:tab/></text:p>
      <text:p text:style-name="P2">Author of letter<text:tab/><text:tab/><text:tab/><text:tab/>Oscar S. Straus<text:tab/></text:p>
      <text:p text:style-name="P2">Signed letter<text:tab/><text:tab/><text:tab/><text:tab/><text:tab/>Y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Sabato Morais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July 8, 1897</text:p>
      <text:p text:style-name="P2">Month<text:tab/><text:tab/><text:tab/><text:tab/><text:tab/><text:tab/>July</text:p>
      <text:p text:style-name="P2">Year<text:tab/><text:tab/><text:tab/><text:tab/><text:tab/><text:tab/>1897</text:p>
      <text:p text:style-name="P2">Hebrew Date<text:tab/><text:tab/><text:tab/><text:tab/><text:tab/></text:p>
      <text:p text:style-name="P2">Undated</text:p>
      <text:p text:style-name="P2">City<text:tab/><text:tab/><text:tab/><text:tab/><text:tab/><text:tab/>New York</text:p>
      <text:p text:style-name="P2">State<text:tab/><text:tab/><text:tab/><text:tab/><text:tab/><text:tab/>NY</text:p>
      <text:p text:style-name="P2">Country<text:tab/><text:tab/><text:tab/><text:tab/><text:tab/>USA</text:p>
      <text:p text:style-name="P2">Subject<text:tab/><text:tab/><text:tab/><text:tab/><text:tab/>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Y</text:p>
      <text:p text:style-name="P2">(Synagogue) Sermon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><text:soft-page-break/></text:p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Letter</text:p>
      <text:p text:style-name="P2">Number of Pages<text:tab/><text:tab/><text:tab/><text:tab/>1</text:p>
      <text:p text:style-name="P2">Number of Sheets<text:tab/><text:tab/><text:tab/><text:tab/>1</text:p>
      <text:p text:style-name="P2">Fragment<text:tab/><text:tab/><text:tab/><text:tab/><text:tab/></text:p>
      <text:p text:style-name="P2">Pagination </text:p>
      <text:p text:style-name="P2">Foliation</text:p>
      <text:p text:style-name="P2">Additional Numeration</text:p>
      <text:p text:style-name="P2">Envelope<text:tab/><text:tab/><text:tab/><text:tab/><text:tab/></text:p>
      <text:p text:style-name="P2">Stamp<text:tab/><text:tab/><text:tab/><text:tab/><text:tab/><text:tab/></text:p>
      <text:p text:style-name="P2">Postma<text:tab/>rk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>A photocopy is available in Box 19, FF 10.</text:p>
      <text:p text:style-name="P2"/>
      <text:p text:style-name="P2">VII Transcription</text:p>
      <text:p text:style-name="P4">(Symbols: ?=uncertain; []=supplied information; /=end of line)</text:p>
      <text:p text:style-name="P4"/>
      <text:p text:style-name="P4">ADDRESS LETTERS/</text:p>
      <text:p text:style-name="P4">L. STRAUS &amp; SONS,/</text:p>
      <text:p text:style-name="P4">P. O. BOX 1000./</text:p>
      <text:p text:style-name="P5">Per Steamer_________________/</text:p>
      <text:p text:style-name="P5">42, 44, 46, &amp; 48 WARREN ST., AND 116 CHAMBERS ST.,/</text:p>
      <text:p text:style-name="P6">New York July 8, 1897./</text:p>
      <text:p text:style-name="P4"><text:tab/>CABLE ADDRESS: (STRAUS, NEW YORK.)/</text:p>
      <text:p text:style-name="P4">Rev. Dr. S. Morais,/</text:p>
      <text:p text:style-name="P4"><text:tab/>Pres't Jewish Theological Seminary,/</text:p>
      <text:p text:style-name="P4"><text:tab/><text:tab/>546 N. 5th St., Philadelphia, Pa./</text:p>
      <text:p text:style-name="P4">My Dear Dr. Morais:/</text:p>
      <text:p text:style-name="P4"><text:tab/>I beg to acknowledge receipt of your favor/ of yesterday in answer to my letter of the 6th informing you/ that Baroness de Hirsch had authorized me to pay to the/ Seminary the sum of $6,000.00. <text:s/>In accordance with that au-/thority I herewith enclose you my check in favor of the Jewish/ Theological Seminary for the sum of $6,000.00./</text:p>
      <text:p text:style-name="P4"><text:tab/>I thank you very much for your kind expression of/ thanks, but I desire to say to you what I have previously/ said in other communications, when donations have been made/ by the Baroness, that I feel that I am deserving of no credit/ for these philanthropic acts of the Baroness. <text:s/>I am simply a/ medium assisting her in such work as she desires done in this/ country./</text:p>
      <text:p text:style-name="P4"><text:soft-page-break/><text:tab/>Will you have the kindness to sign and return to me/ the enclosed receipt, which I wish to return to the Baroness/ as a voucher?/</text:p>
      <text:p text:style-name="P4"><text:tab/>With best wishes for the welfare of the Seminary,/ and with personal regards to you<text:span text:style-name="T1">rs</text:span>, I am,/ Very truly yours,/ Oscar S. Straus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1-11T13:26:25.82</meta:creation-date>
    <dc:date>2012-03-26T13:49:30.96</dc:date>
    <dc:creator>Penn Libraries</dc:creator>
    <meta:editing-duration>PT00H08M17S</meta:editing-duration>
    <meta:editing-cycles>2</meta:editing-cycles>
    <meta:generator>OpenOffice.org/3.2$Win32 OpenOffice.org_project/320m12$Build-9483</meta:generator>
    <meta:document-statistic meta:table-count="0" meta:image-count="0" meta:object-count="0" meta:page-count="3" meta:paragraph-count="76" meta:word-count="402" meta:character-count="2573"/>
  </office:meta>
</office:document-meta>
</file>